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marker-start="Arrow_20_concave" draw:marker-end="" draw:textarea-horizontal-align="center" draw:textarea-vertical-align="middle"/>
    </style:style>
    <style:style style:name="gr4" style:family="graphic" style:parent-style-name="standard">
      <style:graphic-properties draw:fill="solid" draw:fill-color="#ffffff" draw:textarea-vertical-align="middle" draw:auto-grow-height="false" fo:min-height="0.749cm" fo:min-width="0.499cm"/>
    </style:style>
    <style:style style:name="gr5" style:family="graphic" style:parent-style-name="standard">
      <style:graphic-properties draw:fill="solid" draw:fill-color="#99ccff" draw:textarea-vertical-align="middle" draw:auto-grow-height="false" fo:min-height="0.749cm" fo:min-width="0.499cm"/>
    </style:style>
    <style:style style:name="gr6" style:family="graphic" style:parent-style-name="standard">
      <style:graphic-properties draw:marker-start="" draw:marker-start-width="0.3cm" draw:marker-end="Arrow_20_concave" draw:marker-end-width="0.3cm"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985cm" svg:height="8.89cm" svg:x="5.445cm" svg:y="9.89cm">
          <text:p/>
          <draw:enhanced-geometry svg:viewBox="0 0 21600 21600" draw:text-areas="2540 0 19060 21600" draw:type="flowchart-predefined-process" draw:enhanced-path="M 0 0 L 21600 0 21600 21600 0 21600 Z N M 2540 0 L 2540 21600 N M 19060 0 L 19060 21600 N"/>
        </draw:custom-shape>
        <draw:custom-shape draw:style-name="gr2" draw:text-style-name="P3" draw:id="id3" draw:layer="layout" svg:width="3.175cm" svg:height="2.54cm" svg:x="1cm" svg:y="9.89cm">
          <text:p text:style-name="P1"><text:span text:style-name="T1">&lt;contacts&gt;</text:span></text:p>
          <text:p text:style-name="P1"><text:span text:style-name="T1"><text:s text:c="3"/></text:span><text:span text:style-name="T1">&lt;contact&gt;</text:span></text:p>
          <text:p text:style-name="P2"><text:span text:style-name="T1"><text:s text:c="6"/></text:span><text:span text:style-name="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3.175cm" svg:height="1.905cm" svg:x="13.564cm" svg:y="14.646cm">
          <text:p text:style-name="P1"><text:span text:style-name="T1">template.odt</text:span></text:p>
          <text:p text:style-name="P1"><text:span text:style-name="T1">(zi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3" draw:layer="layout" svg:width="3.175cm" svg:height="1.905cm" svg:x="13.564cm" svg:y="17.821cm">
          <text:p text:style-name="P1"><text:span text:style-name="T1">result.odt</text:span></text:p>
          <text:p text:style-name="P1"><text:span text:style-name="T1">(zi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path draw:style-name="gr3" draw:text-style-name="P1" draw:layer="layout" svg:width="3.097cm" svg:height="2.449cm" svg:x="10.466cm" svg:y="15.89cm" svg:viewBox="0 0 3098 2450" svg:d="m3098 2306c-3810 895-4445-2655 0-2280">
          <text:p/>
        </draw:path>
        <draw:custom-shape draw:style-name="gr2" draw:text-style-name="P3" draw:layer="layout" svg:width="3.175cm" svg:height="1.905cm" svg:x="6.08cm" svg:y="13.065cm">
          <text:p text:style-name="P1"><text:span text:style-name="T1">content.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 draw:text-style-name="P1" draw:id="id1" draw:layer="layout" svg:width="3.175cm" svg:height="1.905cm" svg:x="7.985cm" svg:y="10.525cm">
          <text:p text:style-name="P1">forma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5" draw:text-style-name="P1" draw:id="id2" draw:layer="layout" svg:width="3.175cm" svg:height="1.905cm" svg:x="7.985cm" svg:y="16.24cm">
          <text:p text:style-name="P1">zip</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1" draw:layer="layout" draw:type="curve" svg:x1="9.572cm" svg:y1="12.43cm" svg:x2="9.572cm" svg:y2="16.24cm" draw:start-shape="id1" draw:start-glue-point="2" draw:end-shape="id2" svg:d="m9572 12430v3810">
          <text:p/>
        </draw:connector>
        <draw:connector draw:style-name="gr6" draw:text-style-name="P1" draw:layer="layout" draw:type="curve" svg:x1="4.175cm" svg:y1="11.16cm" svg:x2="7.985cm" svg:y2="11.477cm" draw:start-shape="id3" draw:end-shape="id1" svg:d="m4175 11160c2857 0 953 317 3810 31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3-17T23:07:27</meta:creation-date>
    <dc:date>2009-04-25T22:13:49</dc:date>
    <meta:editing-duration>PT06H31M17S</meta:editing-duration>
    <meta:editing-cycles>6</meta:editing-cycles>
    <meta:generator>OpenOffice.org/3.0$Unix OpenOffice.org_project/300m15$Build-9379</meta:generator>
    <meta:document-statistic meta:object-count="10"/>
    <meta:user-defined meta:name="Info 1"/>
    <meta:user-defined meta:name="Info 2"/>
    <meta:user-defined meta:name="Info 3"/>
    <meta:user-defined meta:name="Info 4"/>
  </office:meta>
</office:document-meta>
</file>